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— gracias por la corrección, la entiendo ahora con precisión. He integrado tu intención: el ejemplo de Sócrates no es sobre ideas filosóficas estancadas sino sobre <text:span text:style-name="Strong_20_Emphasis">evolución biológica</text:span> y cómo la presencia indefinida de individuos de generaciones muy antiguas puede “cancelar” o retrotraer el cálculo evolutivo de la vida.</text:p>
      <text:p text:style-name="Text_20_body">Abajo te dejo la <text:span text:style-name="Strong_20_Emphasis">versión corregida y refinada</text:span> de la estructura del laboratorio, con el ejemplo de Sócrates reescrito y con algunos añadidos que fortalecen el hilo lógico entre la poda (muerte), la dirección del cálculo y la salud evolutiva del sistema.</text:p>
      <text:h text:style-name="Heading_20_1" text:outline-level="1">Estructura revisada — Capítulo 19: <text:span text:style-name="Emphasis">La Poda</text:span> (versión corregida)</text:h>
      <text:h text:style-name="Heading_20_2" text:outline-level="2">I. Introducción — la paradoja reconstruida</text:h>
      <text:list xml:id="list1147432601" text:style-name="L1">
        <text:list-item>
          <text:p text:style-name="P1">Planteamiento directo: <text:span text:style-name="Emphasis">¿por qué mueren los individuos?</text:span></text:p>
        </text:list-item>
        <text:list-item>
          <text:p text:style-name="P1">Oposición de visiones: muerte como desgaste inevitable vs. muerte como <text:span text:style-name="Strong_20_Emphasis">función lógica necesaria</text:span>.</text:p>
        </text:list-item>
        <text:list-item>
          <text:p text:style-name="P1">Tesis central: <text:span text:style-name="Strong_20_Emphasis">la muerte es el mecanismo lógico que impide retrocesos y permite el avance del cálculo de la vida</text:span>.</text:p>
        </text:list-item>
      </text:list>
      <text:h text:style-name="Heading_20_2" text:outline-level="2">II. La vida como proceso de cálculo</text:h>
      <text:list xml:id="list2778645272" text:style-name="L2">
        <text:list-item>
          <text:p text:style-name="P2">Recordatorio sintético del modelo (máquina lógica, individuo lógico, ADN lógico, estados).</text:p>
        </text:list-item>
        <text:list-item>
          <text:p text:style-name="P2">Papel del individuo: representar un <text:span text:style-name="Strong_20_Emphasis">estado</text:span>; reproducirse = ejecutar la operación que produce estados siguientes; morir = permitir que el sistema descarte estados antiguos.</text:p>
        </text:list-item>
        <text:list-item>
          <text:p text:style-name="P2">Consecuencia: el flujo correcto del cálculo exige que sólo existan (o predominen) los estados más recientes.</text:p>
        </text:list-item>
      </text:list>
      <text:h text:style-name="Heading_20_2" text:outline-level="2">III. El problema del infinito: recursos y sentido</text:h>
      <text:list xml:id="list1099409372" text:style-name="L3">
        <text:list-item>
          <text:p text:style-name="P3">Dos líneas de argumento:</text:p>
          <text:list>
            <text:list-item>
              <text:p text:style-name="P3"><text:span text:style-name="Strong_20_Emphasis">Recursos físicos</text:span>: sin muerte, acumulación infinita colapsa por consumo de recursos.</text:p>
            </text:list-item>
            <text:list-item>
              <text:p text:style-name="P3"><text:span text:style-name="Strong_20_Emphasis">Sentido del cálculo</text:span>: incluso con recursos ilimitados, la persistencia de estados antiguos hace al sistema insensible al nuevo progreso (anulación de la señal del “último estado”).</text:p>
            </text:list-item>
          </text:list>
        </text:list-item>
        <text:list-item>
          <text:p text:style-name="P3">Resultado: la muerte no es solo economía, es preservación del <text:span text:style-name="Strong_20_Emphasis">sentido y la direccionabilidad</text:span> del proceso.</text:p>
        </text:list-item>
      </text:list>
      <text:h text:style-name="Heading_20_2" text:outline-level="2"><text:soft-page-break/>IV. Funciones lógicas de la muerte</text:h>
      <text:list xml:id="list2471705035" text:style-name="L4">
        <text:list-item>
          <text:p text:style-name="P4">La muerte garantiza:</text:p>
          <text:list>
            <text:list-item>
              <text:p text:style-name="P4">No repetición de operaciones ya ejecutadas (evita redundancia lógica).</text:p>
            </text:list-item>
            <text:list-item>
              <text:p text:style-name="P4">Que los nuevos estados se construyan a partir de los más recientes (garantía de avance).</text:p>
            </text:list-item>
          </text:list>
        </text:list-item>
        <text:list-item>
          <text:p text:style-name="P4">Sin estas condiciones → estancamiento, promedios estabilizados, pérdida de sensibilidad al nuevo dato.</text:p>
        </text:list-item>
      </text:list>
      <text:h text:style-name="Heading_20_2" text:outline-level="2">V. Ejemplos ilustrativos</text:h>
      <text:list xml:id="list4141325830" text:style-name="L5">
        <text:list-item>
          <text:p text:style-name="P5"><text:span text:style-name="Strong_20_Emphasis">Media aritmética (ejemplo técnico)</text:span></text:p>
          <text:list>
            <text:list-item>
              <text:p text:style-name="P5">Mostrar cómo incluir todo el histórico desactiva la respuesta del indicador y cómo eliminar antigüedades lo reactiva. Parangón con la poda.</text:p>
            </text:list-item>
          </text:list>
        </text:list-item>
        <text:list-item>
          <text:p text:style-name="P5"><text:span text:style-name="Strong_20_Emphasis">Caso de Sócrates (ejemplo biológico corregido)</text:span></text:p>
          <text:list>
            <text:list-item>
              <text:p text:style-name="P5">Hipótesis: Si individuos de generaciones muy antiguas (ej.: un Sócrates vivo y fértil de 2.500 años atrás) se integraran plenamente en la reproducción actual, <text:span text:style-name="Strong_20_Emphasis">reintroducirían alelos y combinaciones genéticas ancestrales</text:span> que cancelarían avances genéticos acumulados durante milenios.</text:p>
            </text:list-item>
            <text:list-item>
              <text:p text:style-name="P5">Efecto: la mezcla continuada con linajes arcaicos actuaría como un <text:span text:style-name="Strong_20_Emphasis">retroceso</text:span> en el espacio de estados genéticos; la población entera podría ver una regresión en rasgos adaptativos que la selección había ido fijando.</text:p>
            </text:list-item>
            <text:list-item>
              <text:p text:style-name="P5">Conclusión: la mortalidad de individuos antiguos evita regresiones y asegura que la población siga “calculando” hacia nuevas soluciones adaptativas — la muerte protege la dirección del cálculo evolutivo.</text:p>
            </text:list-item>
          </text:list>
        </text:list-item>
      </text:list>
      <text:h text:style-name="Heading_20_2" text:outline-level="2">VI. Reproducción sexual vs asexual — por qué la poda es aún más vital</text:h>
      <text:list xml:id="list3825622368" text:style-name="L6">
        <text:list-item>
          <text:p text:style-name="P6">En reproducción asexual, cada individuo genera una línea directa de estados; la poda elimina ramas obsoletas.</text:p>
        </text:list-item>
        <text:list-item>
          <text:p text:style-name="P6">En reproducción sexual, la mezcla genética significa que <text:span text:style-name="Strong_20_Emphasis">individuos antiguos pueden reintroducir estados pasados</text:span> a través de recombinación — lo que hace la poda aún más necesaria para evitar “cancelaciones” del progreso.</text:p>
        </text:list-item>
        <text:list-item>
          <text:p text:style-name="P6">Implicación: la estructura de vida (incluyendo la mortalidad) está ajustada para minimizar la probabilidad de reversión por recombinación.</text:p>
        </text:list-item>
      </text:list>
      <text:h text:style-name="Heading_20_2" text:outline-level="2">VII. La poda — definición, mecanismo y consecuencias</text:h>
      <text:list xml:id="list2340500540" text:style-name="L7">
        <text:list-item>
          <text:p text:style-name="P7">Definición operacional: <text:span text:style-name="Strong_20_Emphasis">eliminación de ramas que ya no aportan novedad útil al cálculo</text:span>.</text:p>
        </text:list-item>
        <text:list-item>
          <text:p text:style-name="P7"><text:soft-page-break/>Consecuencias lógicas: ahorro de costos, aceleración del tiempo de solución, mantenimiento de la señal de “último estado”.</text:p>
        </text:list-item>
        <text:list-item>
          <text:p text:style-name="P7">Consecuencias evolutivas: permite acumulación neta de mejoras y evita mezcla destructiva de estados antiguos y nuevos.</text:p>
        </text:list-item>
      </text:list>
      <text:h text:style-name="Heading_20_2" text:outline-level="2">VIII. Perspectiva mística y consoladora</text:h>
      <text:list xml:id="list2200310041" text:style-name="L8">
        <text:list-item>
          <text:p text:style-name="P8">Desde la visión del individuo: la muerte es pérdida.</text:p>
        </text:list-item>
        <text:list-item>
          <text:p text:style-name="P8">Desde la visión de la Vida (sistema): la muerte es <text:span text:style-name="Strong_20_Emphasis">operación inteligente</text:span> que preserva sentido, avance y propósito colectivo.</text:p>
        </text:list-item>
        <text:list-item>
          <text:p text:style-name="P8">Integración informativa: aunque el individuo muere, su información queda incorporada en la memoria del sistema (antepasados, efectos en el ambiente, cambios que produjeron).</text:p>
        </text:list-item>
        <text:list-item>
          <text:p text:style-name="P8">Mensaje espiritual: morir tiene propósito; formar parte del gran cálculo vivo es honor; la poda es un gesto de sabiduría que posibilita futuro y novedad.</text:p>
        </text:list-item>
      </text:list>
      <text:h text:style-name="Heading_20_2" text:outline-level="2">IX. Conclusión — la muerte como condición de posibilidad de la vida</text:h>
      <text:list xml:id="list3896713492" text:style-name="L9">
        <text:list-item>
          <text:p text:style-name="P9">Reiterar tesis: <text:span text:style-name="Emphasis">sin la muerte, la vida no puede existir en su función de máquina lógica que progresa.</text:span></text:p>
        </text:list-item>
        <text:list-item>
          <text:p text:style-name="P9">Cierre esperanzador: cada fin individual contribuye al impulso creativo de la Vida; la poda es a la vez estrictamente lógica y profundamente significativa.</text:p>
        </text:list-item>
      </text:list>
      <text:p text:style-name="Horizontal_20_Line"/>
      <text:h text:style-name="Heading_20_1" text:outline-level="1">Sugerencias y añadidos que propongo incluir en el desarrollo</text:h>
      <text:list xml:id="list2134257869" text:style-name="L10">
        <text:list-item>
          <text:p text:style-name="P10"><text:span text:style-name="Strong_20_Emphasis">Experimento mental cuantitativo breve:</text:span> una pequeña tabla/escenario numérico que muestre cómo la presencia de individuos antiguos reduce la eficacia del avance (p. ej. una simple demostración con estados y probabilidad de retroceso).</text:p>
        </text:list-item>
        <text:list-item>
          <text:p text:style-name="P10"><text:span text:style-name="Strong_20_Emphasis">Metáfora natural potente:</text:span> poda de un árbol frutal — cortar ramas viejas estimula brotes nuevos — para conectar lo técnico con lo emocional.</text:p>
        </text:list-item>
        <text:list-item>
          <text:p text:style-name="P10"><text:span text:style-name="Strong_20_Emphasis">Breve interludio humano:</text:span> una anécdota corta que humanice el ejemplo de Sócrates (sin perder la intención biológica) — reforzar la imagen de genes antiguos “diluyendo” el progreso.</text:p>
        </text:list-item>
        <text:list-item>
          <text:p text:style-name="P10"><text:span text:style-name="Strong_20_Emphasis">Cierre lírico:</text:span> una frase o párrafo final que balancee lógica y mística (serena, optimista).</text:p>
        </text:list-item>
      </text:list>
      <text:p text:style-name="Horizontal_20_Line"/>
      <text:p text:style-name="Text_20_body">Si te parece bien esta versión corregida, puedo:</text:p>
      <text:list xml:id="list504770361" text:style-name="L11">
        <text:list-item>
          <text:p text:style-name="P11"><text:soft-page-break/>A) Desarrollar <text:span text:style-name="Strong_20_Emphasis">párrafos guía</text:span> para cada sección (texto más largo, con la lógica y los giros místicos ya redactados — listo para pulir).</text:p>
        </text:list-item>
        <text:list-item>
          <text:p text:style-name="P11">B) O escribir ya el <text:span text:style-name="Strong_20_Emphasis">texto final del laboratorio</text:span> en estilo definitivo (más literario, listo para integrar en el libro).</text:p>
        </text:list-item>
      </text:list>
      <text:p text:style-name="Text_20_body">Dime cuál prefieres y me pongo a desarrollarlo inmediatament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0T17:21:40.135000000</meta:creation-date>
    <dc:date>2025-10-20T17:27:52.822000000</dc:date>
    <meta:editing-duration>PT6M12S</meta:editing-duration>
    <meta:editing-cycles>1</meta:editing-cycles>
    <meta:document-statistic meta:table-count="0" meta:image-count="0" meta:object-count="0" meta:page-count="4" meta:paragraph-count="53" meta:word-count="907" meta:character-count="5937" meta:non-whitespace-character-count="5109"/>
    <meta:generator>LibreOffice/7.3.5.2$Windows_X86_64 LibreOffice_project/184fe81b8c8c30d8b5082578aee2fed2ea847c01</meta:generator>
  </office:meta>
</office:document-meta>
</file>